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1cm"/>
    </style:style>
    <style:style style:name="co2" style:family="table-column">
      <style:table-column-properties fo:break-before="auto" style:column-width="3.2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33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77cm" fo:break-before="auto" style:use-optimal-row-height="true"/>
    </style:style>
    <style:style style:name="ro3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3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1" style:font-size-asian="12pt" style:language-asian="zh" style:country-asian="CN" style:font-style-asian="normal" style:font-weight-asian="bold" style:font-name-complex="Tahoma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zh" style:country-asian="CN" style:font-style-asian="normal" style:font-weight-asian="normal" style:font-name-complex="Tahom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3" style:family="table-cell" style:parent-style-name="Default" style:data-style-name="N0"/>
    <style:style style:name="ce27" style:family="table-cell" style:parent-style-name="Default" style:data-style-name="N0">
      <style:text-properties fo:font-weight="normal" style:font-weight-asian="normal" style:font-weight-complex="normal"/>
    </style:style>
    <style:style style:name="ce47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0000">
      <style:table-cell-properties fo:background-color="#dee7e5"/>
      <style:text-properties fo:font-size="12pt" style:font-size-asian="12pt" style:font-size-complex="12pt"/>
    </style:style>
    <style:style style:name="ce40" style:family="table-cell" style:parent-style-name="Default" style:data-style-name="N10002">
      <style:table-cell-properties fo:background-color="#dee7e5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02">
      <style:table-cell-properties fo:background-color="#dee7e5"/>
      <style:text-properties fo:font-size="12pt" style:font-size-asian="12pt" style:font-size-complex="12pt"/>
    </style:style>
    <style:style style:name="ce17" style:family="table-cell" style:parent-style-name="Default" style:data-style-name="N10002">
      <style:table-cell-properties fo:background-color="#dee7e5"/>
    </style:style>
    <style:style style:name="ce19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ahom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00"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10000"/>
    <style:style style:name="ce8" style:family="table-cell" style:parent-style-name="Default" style:data-style-name="N10000"/>
    <style:style style:name="ce23" style:family="table-cell" style:parent-style-name="Default" style:data-style-name="N10000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Advanced" table:style-name="ta1">
        <table:table-column table:style-name="co1" table:default-cell-style-name="ce3"/>
        <table:table-column table:style-name="co1" table:default-cell-style-name="ce5"/>
        <table:table-column table:style-name="co2" table:number-columns-repeated="3" table:default-cell-style-name="ce5"/>
        <table:table-column table:style-name="co2" table:default-cell-style-name="ce14"/>
        <table:table-column table:style-name="co2" table:default-cell-style-name="ce5"/>
        <table:table-column table:style-name="co2" table:default-cell-style-name="ce13"/>
        <table:table-column table:style-name="co3" table:number-columns-repeated="3" table:default-cell-style-name="ce13"/>
        <table:table-column table:style-name="co3" table:default-cell-style-name="ce27"/>
        <table:table-column table:style-name="co4" table:default-cell-style-name="Default"/>
        <table:table-column table:style-name="co3" table:number-columns-repeated="24" table:default-cell-style-name="ce13"/>
        <table:table-column table:style-name="co4" table:default-cell-style-name="ce17"/>
        <table:table-column table:style-name="co3" table:number-columns-repeated="972" table:default-cell-style-name="ce13"/>
        <table:table-row table:style-name="ro1">
          <table:table-cell table:style-name="ce29" office:value-type="string" calcext:value-type="string">
            <text:p>Hard/Fast</text:p>
          </table:table-cell>
          <table:table-cell table:style-name="ce29" office:value-type="string" calcext:value-type="string">
            <text:p>Natively</text:p>
          </table:table-cell>
          <table:table-cell table:style-name="ce29" office:value-type="string" calcext:value-type="string">
            <text:p>Ebook?</text:p>
          </table:table-cell>
          <table:table-cell table:style-name="ce29" office:value-type="string" calcext:value-type="string">
            <text:p>Length</text:p>
          </table:table-cell>
          <table:table-cell table:style-name="ce29" office:value-type="string" calcext:value-type="string">
            <text:p>Type</text:p>
          </table:table-cell>
          <table:table-cell table:style-name="ce10" office:value-type="string" calcext:value-type="string">
            <text:p>Nomination</text:p>
          </table:table-cell>
          <table:table-cell table:style-name="ce29" office:value-type="string" calcext:value-type="string">
            <text:p>Author</text:p>
          </table:table-cell>
          <table:table-cell table:style-name="ce29" office:value-type="string" calcext:value-type="string">
            <text:p>Title</text:p>
          </table:table-cell>
          <table:table-cell table:style-name="ce12" table:number-columns-repeated="3"/>
          <table:table-cell table:style-name="ce22" office:value-type="string" calcext:value-type="string">
            <text:p>Cover</text:p>
          </table:table-cell>
          <table:table-cell/>
          <table:table-cell table:style-name="ce12" table:number-columns-repeated="24"/>
          <table:table-cell table:style-name="ce40"/>
          <table:table-cell table:style-name="ce12" table:number-columns-repeated="972"/>
        </table:table-row>
        <table:table-row table:style-name="ro1">
          <table:table-cell table:style-name="ce2"/>
          <table:table-cell table:style-name="ce30" table:number-columns-repeated="4"/>
          <table:table-cell table:style-name="ce11"/>
          <table:table-cell table:style-name="ce30"/>
          <table:table-cell table:style-name="ce33"/>
          <table:table-cell table:style-name="ce12" table:number-columns-repeated="3"/>
          <table:table-cell table:style-name="ce22"/>
          <table:table-cell/>
          <table:table-cell table:style-name="ce12" table:number-columns-repeated="24"/>
          <table:table-cell table:style-name="ce40"/>
          <table:table-cell table:style-name="ce12" table:number-columns-repeated="972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122</text:p>
          </table:table-cell>
          <table:table-cell table:style-name="ce30" office:value-type="string" calcext:value-type="string">
            <text:p>五代ゆう</text:p>
          </table:table-cell>
          <table:table-cell table:style-name="ce20" office:value-type="string" calcext:value-type="string" table:number-columns-spanned="4" table:number-rows-spanned="1">
            <text:p>クォンタムデビルサーガ アバタールチューナーⅠ</text:p>
          </table:table-cell>
          <table:covered-table-cell table:number-columns-repeated="3" table:style-name="ce22"/>
          <table:table-cell table:style-name="ce22" office:value-type="string" calcext:value-type="string">
            <text:p>![image|338x500, 25%](upload://6Zct8uu2VA3zQJDHYT9R10EMJVo.jpeg)</text:p>
          </table:table-cell>
          <table:table-cell/>
          <table:table-cell table:style-name="ce12"/>
          <table:table-cell table:style-name="ce41" table:formula="of:=COM.MICROSOFT.CONCAT([.$L3]; &quot;&lt;br /&gt;&quot;; &quot; &lt;a href='&quot;; [.$F3]; &quot;' target='_blank'&gt;&quot;; [.$H3]; &quot;&lt;/a&gt;&lt;br/&gt;&quot;; [.$G3];  &quot; [&quot;; [.$D3]; &quot;p. / &quot;;  &quot;L&quot;; [.$B3]; &quot; / &quot;; [.$E3]; &quot; / &quot;; IF([.$A3]=&quot;F&quot;; &quot;fast&quot;; &quot;hard&quot;); IF([.$C3]=&quot;Y&quot;;&quot;&quot;;&quot; / :no_mobile_phones:&quot;); &quot;]&quot;)" office:value-type="string" office:string-value="![image|338x500, 25%](upload://6Zct8uu2VA3zQJDHYT9R10EMJVo.jpeg)&lt;br /&gt; &lt;a href='https://community.wanikani.com/t/x/44685/122' target='_blank'&gt;クォンタムデビルサーガ アバタールチューナーⅠ&lt;/a&gt;&lt;br/&gt;五代ゆう [372p. / L30 / Novel / fast]" calcext:value-type="string">
            <text:p>![image|338x500, 25%](upload://6Zct8uu2VA3zQJDHYT9R10EMJVo.jpeg)&lt;br /&gt; &lt;a href='https://community.wanikani.com/t/x/44685/122' target='_blank'&gt;クォンタムデビルサーガ アバタールチューナーⅠ&lt;/a&gt;&lt;br/&gt;五代ゆう [372p. / L30 / Novel / fast]</text:p>
          </table:table-cell>
          <table:table-cell table:style-name="ce12" table:number-columns-repeated="22"/>
          <table:table-cell table:style-name="ce41" table:formula="of:=COM.MICROSOFT.CONCAT(IF([.$A3]=&quot;F&quot;; &quot;Fast: &quot;; &quot;Hard: &quot;); &quot;[&quot;; [.$H3]; &quot;](&quot;; [.$F3]; &quot;) by &quot;; [.$G3];  &quot; [&quot;; [.$D3]; &quot;p. / &quot;; [.$E3]; &quot; / L&quot;; [.$B3]; &quot; / &quot;; IF([.$C3]=&quot;Y&quot;;&quot;ebook&quot;;&quot;&lt;strike&gt;ebook&lt;/strike&gt;&quot;); &quot;]&quot;)" office:value-type="string" office:string-value="Fast: [クォンタムデビルサーガ アバタールチューナーⅠ](https://community.wanikani.com/t/x/44685/122) by 五代ゆう [372p. / Novel / L30 / ebook]" calcext:value-type="string">
            <text:p>Fast: [クォンタムデビルサーガ アバタールチューナーⅠ](https://community.wanikani.com/t/x/44685/122) by 五代ゆう [372p. / Novel / L30 / ebook]</text:p>
          </table:table-cell>
          <table:table-cell table:style-name="ce12" table:number-columns-repeated="972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20" calcext:value-type="float">
            <text:p>520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93</text:p>
          </table:table-cell>
          <table:table-cell table:style-name="ce30" office:value-type="string" calcext:value-type="string">
            <text:p>東野 圭吾</text:p>
          </table:table-cell>
          <table:table-cell table:style-name="ce20" office:value-type="string" calcext:value-type="string" table:number-columns-spanned="4" table:number-rows-spanned="1">
            <text:p>マスカレード・ホテル</text:p>
          </table:table-cell>
          <table:covered-table-cell table:number-columns-repeated="3" table:style-name="ce22"/>
          <table:table-cell table:style-name="ce22" office:value-type="string" calcext:value-type="string">
            <text:p>![image|350x500, 25%](upload://5M1pxuQpRKS9mMaaNKAP0O6PEo3.jpeg)</text:p>
          </table:table-cell>
          <table:table-cell/>
          <table:table-cell table:style-name="ce12"/>
          <table:table-cell table:style-name="ce41" table:formula="of:=COM.MICROSOFT.CONCAT([.$L4]; &quot;&lt;br /&gt;&quot;; &quot; &lt;a href='&quot;; [.$F4]; &quot;' target='_blank'&gt;&quot;; [.$H4]; &quot;&lt;/a&gt;&lt;br/&gt;&quot;; [.$G4];  &quot; [&quot;; [.$D4]; &quot;p. / &quot;;  &quot;L&quot;; [.$B4]; &quot; / &quot;; [.$E4]; &quot; / &quot;; IF([.$A4]=&quot;F&quot;; &quot;fast&quot;; &quot;hard&quot;); IF([.$C4]=&quot;Y&quot;;&quot;&quot;;&quot; / :no_mobile_phones:&quot;); &quot;]&quot;)" office:value-type="string" office:string-value="![image|350x500, 25%](upload://5M1pxuQpRKS9mMaaNKAP0O6PEo3.jpeg)&lt;br /&gt; &lt;a href='https://community.wanikani.com/t/x/44685/93' target='_blank'&gt;マスカレード・ホテル&lt;/a&gt;&lt;br/&gt;東野 圭吾 [520p. / L31 / Novel / fast / :no_mobile_phones:]" calcext:value-type="string">
            <text:p>![image|350x500, 25%](upload://5M1pxuQpRKS9mMaaNKAP0O6PEo3.jpeg)&lt;br /&gt; &lt;a href='https://community.wanikani.com/t/x/44685/93' target='_blank'&gt;マスカレード・ホテル&lt;/a&gt;&lt;br/&gt;東野 圭吾 [520p. / L31 / Novel / fast / :no_mobile_phones:]</text:p>
          </table:table-cell>
          <table:table-cell table:style-name="ce12" table:number-columns-repeated="22"/>
          <table:table-cell table:style-name="ce41" table:formula="of:=COM.MICROSOFT.CONCAT(IF([.$A4]=&quot;F&quot;; &quot;Fast: &quot;; &quot;Hard: &quot;); &quot;[&quot;; [.$H4]; &quot;](&quot;; [.$F4]; &quot;) by &quot;; [.$G4];  &quot; [&quot;; [.$D4]; &quot;p. / &quot;; [.$E4]; &quot; / L&quot;; [.$B4]; &quot; / &quot;; IF([.$C4]=&quot;Y&quot;;&quot;ebook&quot;;&quot;&lt;strike&gt;ebook&lt;/strike&gt;&quot;); &quot;]&quot;)" office:value-type="string" office:string-value="Fast: [マスカレード・ホテル](https://community.wanikani.com/t/x/44685/93) by 東野 圭吾 [520p. / Novel / L31 / &lt;strike&gt;ebook&lt;/strike&gt;]" calcext:value-type="string">
            <text:p>Fast: [マスカレード・ホテル](https://community.wanikani.com/t/x/44685/93) by 東野 圭吾 [520p. / Novel / L31 / &lt;strike&gt;ebook&lt;/strike&gt;]</text:p>
          </table:table-cell>
          <table:table-cell table:style-name="ce12" table:number-columns-repeated="972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614</text:p>
          </table:table-cell>
          <table:table-cell table:style-name="ce30" office:value-type="string" calcext:value-type="string">
            <text:p>和田 竜</text:p>
          </table:table-cell>
          <table:table-cell table:style-name="ce21" office:value-type="string" calcext:value-type="string" table:number-columns-spanned="4" table:number-rows-spanned="1">
            <text:p>村上海賊の娘</text:p>
          </table:table-cell>
          <table:covered-table-cell table:number-columns-repeated="3" table:style-name="ce22"/>
          <table:table-cell table:style-name="ce22" office:value-type="string" calcext:value-type="string">
            <text:p>![image|352x500, 25%](upload://tFtViIc64kKPuLdJuoBF9Z3V5u0.jpeg)</text:p>
          </table:table-cell>
          <table:table-cell/>
          <table:table-cell table:style-name="ce12"/>
          <table:table-cell table:style-name="ce41" table:formula="of:=COM.MICROSOFT.CONCAT([.$L5]; &quot;&lt;br /&gt;&quot;; &quot; &lt;a href='&quot;; [.$F5]; &quot;' target='_blank'&gt;&quot;; [.$H5]; &quot;&lt;/a&gt;&lt;br/&gt;&quot;; [.$G5];  &quot; [&quot;; [.$D5]; &quot;p. / &quot;;  &quot;L&quot;; [.$B5]; &quot; / &quot;; [.$E5]; &quot; / &quot;; IF([.$A5]=&quot;F&quot;; &quot;fast&quot;; &quot;hard&quot;); IF([.$C5]=&quot;Y&quot;;&quot;&quot;;&quot; / :no_mobile_phones:&quot;); &quot;]&quot;)" office:value-type="string" office:string-value="![image|352x500, 25%](upload://tFtViIc64kKPuLdJuoBF9Z3V5u0.jpeg)&lt;br /&gt; &lt;a href='https://community.wanikani.com/t/x/44685/614' target='_blank'&gt;村上海賊の娘&lt;/a&gt;&lt;br/&gt;和田 竜 [343p. / L41 / Novel / fast]" calcext:value-type="string">
            <text:p>![image|352x500, 25%](upload://tFtViIc64kKPuLdJuoBF9Z3V5u0.jpeg)&lt;br /&gt; &lt;a href='https://community.wanikani.com/t/x/44685/614' target='_blank'&gt;村上海賊の娘&lt;/a&gt;&lt;br/&gt;和田 竜 [343p. / L41 / Novel / fast]</text:p>
          </table:table-cell>
          <table:table-cell table:style-name="ce12" table:number-columns-repeated="22"/>
          <table:table-cell table:style-name="ce41" table:formula="of:=COM.MICROSOFT.CONCAT(IF([.$A5]=&quot;F&quot;; &quot;Fast: &quot;; &quot;Hard: &quot;); &quot;[&quot;; [.$H5]; &quot;](&quot;; [.$F5]; &quot;) by &quot;; [.$G5];  &quot; [&quot;; [.$D5]; &quot;p. / &quot;; [.$E5]; &quot; / L&quot;; [.$B5]; &quot; / &quot;; IF([.$C5]=&quot;Y&quot;;&quot;ebook&quot;;&quot;&lt;strike&gt;ebook&lt;/strike&gt;&quot;); &quot;]&quot;)" office:value-type="string" office:string-value="Fast: [村上海賊の娘](https://community.wanikani.com/t/x/44685/614) by 和田 竜 [343p. / Novel / L41 / ebook]" calcext:value-type="string">
            <text:p>Fast: [村上海賊の娘](https://community.wanikani.com/t/x/44685/614) by 和田 竜 [343p. / Novel / L41 / ebook]</text:p>
          </table:table-cell>
          <table:table-cell table:style-name="ce12" table:number-columns-repeated="972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30" office:value-type="string" calcext:value-type="string">
            <text:p>30??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631</text:p>
          </table:table-cell>
          <table:table-cell table:style-name="ce30" office:value-type="string" calcext:value-type="string">
            <text:p>伊坂 幸太郎</text:p>
          </table:table-cell>
          <table:table-cell table:style-name="ce21" office:value-type="string" calcext:value-type="string" table:number-columns-spanned="4" table:number-rows-spanned="1">
            <text:p>砂漠 (さばく a campus life)</text:p>
          </table:table-cell>
          <table:covered-table-cell table:number-columns-repeated="3" table:style-name="ce22"/>
          <table:table-cell table:style-name="ce22" office:value-type="string" calcext:value-type="string">
            <text:p>![image|347x500, 25%](upload://w2u1t6JZaw1VNtQrmO0EAy8GuI1.jpeg)</text:p>
          </table:table-cell>
          <table:table-cell/>
          <table:table-cell table:style-name="ce12"/>
          <table:table-cell table:style-name="ce41" table:formula="of:=COM.MICROSOFT.CONCAT([.$L6]; &quot;&lt;br /&gt;&quot;; &quot; &lt;a href='&quot;; [.$F6]; &quot;' target='_blank'&gt;&quot;; [.$H6]; &quot;&lt;/a&gt;&lt;br/&gt;&quot;; [.$G6];  &quot; [&quot;; [.$D6]; &quot;p. / &quot;;  &quot;L&quot;; [.$B6]; &quot; / &quot;; [.$E6]; &quot; / &quot;; IF([.$A6]=&quot;F&quot;; &quot;fast&quot;; &quot;hard&quot;); IF([.$C6]=&quot;Y&quot;;&quot;&quot;;&quot; / :no_mobile_phones:&quot;); &quot;]&quot;)" office:value-type="string" office:string-value="![image|347x500, 25%](upload://w2u1t6JZaw1VNtQrmO0EAy8GuI1.jpeg)&lt;br /&gt; &lt;a href='https://community.wanikani.com/t/x/44685/631' target='_blank'&gt;砂漠 (さばく a campus life)&lt;/a&gt;&lt;br/&gt;伊坂 幸太郎 [512p. / L30?? / Novel / fast]" calcext:value-type="string">
            <text:p>![image|347x500, 25%](upload://w2u1t6JZaw1VNtQrmO0EAy8GuI1.jpeg)&lt;br /&gt; &lt;a href='https://community.wanikani.com/t/x/44685/631' target='_blank'&gt;砂漠 (さばく a campus life)&lt;/a&gt;&lt;br/&gt;伊坂 幸太郎 [512p. / L30?? / Novel / fast]</text:p>
          </table:table-cell>
          <table:table-cell table:style-name="ce12" table:number-columns-repeated="22"/>
          <table:table-cell table:style-name="ce41" table:formula="of:=COM.MICROSOFT.CONCAT(IF([.$A6]=&quot;F&quot;; &quot;Fast: &quot;; &quot;Hard: &quot;); &quot;[&quot;; [.$H6]; &quot;](&quot;; [.$F6]; &quot;) by &quot;; [.$G6];  &quot; [&quot;; [.$D6]; &quot;p. / &quot;; [.$E6]; &quot; / L&quot;; [.$B6]; &quot; / &quot;; IF([.$C6]=&quot;Y&quot;;&quot;ebook&quot;;&quot;&lt;strike&gt;ebook&lt;/strike&gt;&quot;); &quot;]&quot;)" office:value-type="string" office:string-value="Fast: [砂漠 (さばく a campus life)](https://community.wanikani.com/t/x/44685/631) by 伊坂 幸太郎 [512p. / Novel / L30?? / ebook]" calcext:value-type="string">
            <text:p>Fast: [砂漠 (さばく a campus life)](https://community.wanikani.com/t/x/44685/631) by 伊坂 幸太郎 [512p. / Novel / L30?? / ebook]</text:p>
          </table:table-cell>
          <table:table-cell table:style-name="ce12" table:number-columns-repeated="972"/>
        </table:table-row>
        <table:table-row table:style-name="ro2">
          <table:table-cell table:style-name="ce29" office:value-type="string" calcext:value-type="string">
            <text:p>F</text:p>
          </table:table-cell>
          <table:table-cell table:style-name="ce30" office:value-type="string" calcext:value-type="string">
            <text:p>35??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326" calcext:value-type="float">
            <text:p>326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649</text:p>
          </table:table-cell>
          <table:table-cell table:style-name="ce30" office:value-type="string" calcext:value-type="string">
            <text:p>葉室 麟</text:p>
          </table:table-cell>
          <table:table-cell table:style-name="ce22" office:value-type="string" calcext:value-type="string">
            <text:p>さわらびの譜</text:p>
          </table:table-cell>
          <table:table-cell table:style-name="ce22" table:number-columns-repeated="3"/>
          <table:table-cell table:style-name="ce22" office:value-type="string" calcext:value-type="string">
            <text:p>![image|355x500, 25%](upload://et8LvSsb5ayIlfqwFhysp6UwqKG.jpeg)</text:p>
          </table:table-cell>
          <table:table-cell/>
          <table:table-cell table:style-name="ce47"/>
          <table:table-cell table:style-name="ce41" table:formula="of:=COM.MICROSOFT.CONCAT([.$L7]; &quot;&lt;br /&gt;&quot;; &quot; &lt;a href='&quot;; [.$F7]; &quot;' target='_blank'&gt;&quot;; [.$H7]; &quot;&lt;/a&gt;&lt;br/&gt;&quot;; [.$G7];  &quot; [&quot;; [.$D7]; &quot;p. / &quot;;  &quot;L&quot;; [.$B7]; &quot; / &quot;; [.$E7]; &quot; / &quot;; IF([.$A7]=&quot;F&quot;; &quot;fast&quot;; &quot;hard&quot;); IF([.$C7]=&quot;Y&quot;;&quot;&quot;;&quot; / :no_mobile_phones:&quot;); &quot;]&quot;)" office:value-type="string" office:string-value="![image|355x500, 25%](upload://et8LvSsb5ayIlfqwFhysp6UwqKG.jpeg)&lt;br /&gt; &lt;a href='https://community.wanikani.com/t/x/44685/649' target='_blank'&gt;さわらびの譜&lt;/a&gt;&lt;br/&gt;葉室 麟 [326p. / L35?? / Novel / fast]" calcext:value-type="string">
            <text:p>![image|355x500, 25%](upload://et8LvSsb5ayIlfqwFhysp6UwqKG.jpeg)&lt;br /&gt; &lt;a href='https://community.wanikani.com/t/x/44685/649' target='_blank'&gt;さわらびの譜&lt;/a&gt;&lt;br/&gt;葉室 麟 [326p. / L35?? / Novel / fast]</text:p>
          </table:table-cell>
          <table:table-cell table:style-name="ce47" table:number-columns-repeated="22"/>
          <table:table-cell table:style-name="ce41" table:formula="of:=COM.MICROSOFT.CONCAT(IF([.$A7]=&quot;F&quot;; &quot;Fast: &quot;; &quot;Hard: &quot;); &quot;[&quot;; [.$H7]; &quot;](&quot;; [.$F7]; &quot;) by &quot;; [.$G7];  &quot; [&quot;; [.$D7]; &quot;p. / &quot;; [.$E7]; &quot; / L&quot;; [.$B7]; &quot; / &quot;; IF([.$C7]=&quot;Y&quot;;&quot;ebook&quot;;&quot;&lt;strike&gt;ebook&lt;/strike&gt;&quot;); &quot;]&quot;)" office:value-type="string" office:string-value="Fast: [さわらびの譜](https://community.wanikani.com/t/x/44685/649) by 葉室 麟 [326p. / Novel / L35?? / ebook]" calcext:value-type="string">
            <text:p>Fast: [さわらびの譜](https://community.wanikani.com/t/x/44685/649) by 葉室 麟 [326p. / Novel / L35?? / ebook]</text:p>
          </table:table-cell>
          <table:table-cell table:style-name="ce47" table:number-columns-repeated="972"/>
        </table:table-row>
        <table:table-row table:style-name="ro2">
          <table:table-cell table:style-name="ce29" office:value-type="string" calcext:value-type="string">
            <text:p>F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672" calcext:value-type="float">
            <text:p>672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797</text:p>
          </table:table-cell>
          <table:table-cell table:style-name="ce30" office:value-type="string" calcext:value-type="string">
            <text:p>三浦 しをん</text:p>
          </table:table-cell>
          <table:table-cell table:style-name="ce22" office:value-type="string" calcext:value-type="string">
            <text:p>風が強く吹いている</text:p>
          </table:table-cell>
          <table:table-cell table:style-name="ce22" table:number-columns-repeated="3"/>
          <table:table-cell table:style-name="ce22" office:value-type="string" calcext:value-type="string">
            <text:p>![image|348x500, 25%](upload://eM02zxgK0ZZAitmwA2yuuooX3lL.jpeg)![image|343x500, 25%](upload://ukqZXTfH8I9lD6DyJDYcymUkRix.jpeg) </text:p>
          </table:table-cell>
          <table:table-cell/>
          <table:table-cell table:style-name="ce47"/>
          <table:table-cell table:style-name="ce41" table:formula="of:=COM.MICROSOFT.CONCAT([.$L8]; &quot;&lt;br /&gt;&quot;; &quot; &lt;a href='&quot;; [.$F8]; &quot;' target='_blank'&gt;&quot;; [.$H8]; &quot;&lt;/a&gt;&lt;br/&gt;&quot;; [.$G8];  &quot; [&quot;; [.$D8]; &quot;p. / &quot;;  &quot;L&quot;; [.$B8]; &quot; / &quot;; [.$E8]; &quot; / &quot;; IF([.$A8]=&quot;F&quot;; &quot;fast&quot;; &quot;hard&quot;); IF([.$C8]=&quot;Y&quot;;&quot;&quot;;&quot; / :no_mobile_phones:&quot;); &quot;]&quot;)" office:value-type="string" office:string-value="![image|348x500, 25%](upload://eM02zxgK0ZZAitmwA2yuuooX3lL.jpeg)![image|343x500, 25%](upload://ukqZXTfH8I9lD6DyJDYcymUkRix.jpeg) &lt;br /&gt; &lt;a href='https://community.wanikani.com/t/x/44685/797' target='_blank'&gt;風が強く吹いている&lt;/a&gt;&lt;br/&gt;三浦 しをん [672p. / L30 / Novel / fast]" calcext:value-type="string">
            <text:p>![image|348x500, 25%](upload://eM02zxgK0ZZAitmwA2yuuooX3lL.jpeg)![image|343x500, 25%](upload://ukqZXTfH8I9lD6DyJDYcymUkRix.jpeg) &lt;br /&gt; &lt;a href='https://community.wanikani.com/t/x/44685/797' target='_blank'&gt;風が強く吹いている&lt;/a&gt;&lt;br/&gt;三浦 しをん [672p. / L30 / Novel / fast]</text:p>
          </table:table-cell>
          <table:table-cell table:style-name="ce47" table:number-columns-repeated="22"/>
          <table:table-cell table:style-name="ce41" table:formula="of:=COM.MICROSOFT.CONCAT(IF([.$A8]=&quot;F&quot;; &quot;Fast: &quot;; &quot;Hard: &quot;); &quot;[&quot;; [.$H8]; &quot;](&quot;; [.$F8]; &quot;) by &quot;; [.$G8];  &quot; [&quot;; [.$D8]; &quot;p. / &quot;; [.$E8]; &quot; / L&quot;; [.$B8]; &quot; / &quot;; IF([.$C8]=&quot;Y&quot;;&quot;ebook&quot;;&quot;&lt;strike&gt;ebook&lt;/strike&gt;&quot;); &quot;]&quot;)" office:value-type="string" office:string-value="Fast: [風が強く吹いている](https://community.wanikani.com/t/x/44685/797) by 三浦 しをん [672p. / Novel / L30 / ebook]" calcext:value-type="string">
            <text:p>Fast: [風が強く吹いている](https://community.wanikani.com/t/x/44685/797) by 三浦 しをん [672p. / Novel / L30 / ebook]</text:p>
          </table:table-cell>
          <table:table-cell table:style-name="ce47" table:number-columns-repeated="972"/>
        </table:table-row>
        <table:table-row table:style-name="ro2">
          <table:table-cell table:style-name="ce29" office:value-type="string" calcext:value-type="string">
            <text:p>F</text:p>
          </table:table-cell>
          <table:table-cell table:style-name="ce30" office:value-type="string" calcext:value-type="string">
            <text:p>36??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592" calcext:value-type="float">
            <text:p>592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971</text:p>
          </table:table-cell>
          <table:table-cell table:style-name="ce30" office:value-type="string" calcext:value-type="string">
            <text:p>柚木 麻子</text:p>
          </table:table-cell>
          <table:table-cell table:style-name="ce37" office:value-type="string" calcext:value-type="string">
            <text:p>BUTTER</text:p>
          </table:table-cell>
          <table:table-cell table:style-name="ce22" table:number-columns-repeated="3"/>
          <table:table-cell table:style-name="ce22" office:value-type="string" calcext:value-type="string">
            <text:p>![image|348x500, 25%](upload://jhh1AH2kyMLvUHZIo3vj6At0tVo.jpeg)</text:p>
          </table:table-cell>
          <table:table-cell/>
          <table:table-cell table:style-name="ce47"/>
          <table:table-cell table:style-name="ce41" table:formula="of:=COM.MICROSOFT.CONCAT([.$L9]; &quot;&lt;br /&gt;&quot;; &quot; &lt;a href='&quot;; [.$F9]; &quot;' target='_blank'&gt;&quot;; [.$H9]; &quot;&lt;/a&gt;&lt;br/&gt;&quot;; [.$G9];  &quot; [&quot;; [.$D9]; &quot;p. / &quot;;  &quot;L&quot;; [.$B9]; &quot; / &quot;; [.$E9]; &quot; / &quot;; IF([.$A9]=&quot;F&quot;; &quot;fast&quot;; &quot;hard&quot;); IF([.$C9]=&quot;Y&quot;;&quot;&quot;;&quot; / :no_mobile_phones:&quot;); &quot;]&quot;)" office:value-type="string" office:string-value="![image|348x500, 25%](upload://jhh1AH2kyMLvUHZIo3vj6At0tVo.jpeg)&lt;br /&gt; &lt;a href='https://community.wanikani.com/t/x/44685/971' target='_blank'&gt;BUTTER&lt;/a&gt;&lt;br/&gt;柚木 麻子 [592p. / L36?? / Novel / fast]" calcext:value-type="string">
            <text:p>![image|348x500, 25%](upload://jhh1AH2kyMLvUHZIo3vj6At0tVo.jpeg)&lt;br /&gt; &lt;a href='https://community.wanikani.com/t/x/44685/971' target='_blank'&gt;BUTTER&lt;/a&gt;&lt;br/&gt;柚木 麻子 [592p. / L36?? / Novel / fast]</text:p>
          </table:table-cell>
          <table:table-cell table:style-name="ce47" table:number-columns-repeated="22"/>
          <table:table-cell table:style-name="ce41" table:formula="of:=COM.MICROSOFT.CONCAT(IF([.$A9]=&quot;F&quot;; &quot;Fast: &quot;; &quot;Hard: &quot;); &quot;[&quot;; [.$H9]; &quot;](&quot;; [.$F9]; &quot;) by &quot;; [.$G9];  &quot; [&quot;; [.$D9]; &quot;p. / &quot;; [.$E9]; &quot; / L&quot;; [.$B9]; &quot; / &quot;; IF([.$C9]=&quot;Y&quot;;&quot;ebook&quot;;&quot;&lt;strike&gt;ebook&lt;/strike&gt;&quot;); &quot;]&quot;)" office:value-type="string" office:string-value="Fast: [BUTTER](https://community.wanikani.com/t/x/44685/971) by 柚木 麻子 [592p. / Novel / L36?? / ebook]" calcext:value-type="string">
            <text:p>Fast: [BUTTER](https://community.wanikani.com/t/x/44685/971) by 柚木 麻子 [592p. / Novel / L36?? / ebook]</text:p>
          </table:table-cell>
          <table:table-cell table:style-name="ce47" table:number-columns-repeated="972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435" calcext:value-type="float">
            <text:p>435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974</text:p>
          </table:table-cell>
          <table:table-cell table:style-name="ce30" office:value-type="string" calcext:value-type="string">
            <text:p>上橋 菜穂子</text:p>
          </table:table-cell>
          <table:table-cell table:style-name="ce37" office:value-type="string" calcext:value-type="string">
            <text:p><text:a xlink:href="https://learnnatively.com/book/fff00f263e/" xlink:type="simple">香君 上 西から来た少女</text:a></text:p>
          </table:table-cell>
          <table:table-cell table:style-name="ce12" table:number-columns-repeated="3"/>
          <table:table-cell table:style-name="ce22" office:value-type="string" calcext:value-type="string">
            <text:p>![image|342x500, 25%](upload://9vxdGKTsWL1JA2UN59DyWRxksKu.jpeg)</text:p>
          </table:table-cell>
          <table:table-cell/>
          <table:table-cell table:style-name="ce12"/>
          <table:table-cell table:style-name="ce41" table:formula="of:=COM.MICROSOFT.CONCAT([.$L10]; &quot;&lt;br /&gt;&quot;; &quot; &lt;a href='&quot;; [.$F10]; &quot;' target='_blank'&gt;&quot;; [.$H10]; &quot;&lt;/a&gt;&lt;br/&gt;&quot;; [.$G10];  &quot; [&quot;; [.$D10]; &quot;p. / &quot;;  &quot;L&quot;; [.$B10]; &quot; / &quot;; [.$E10]; &quot; / &quot;; IF([.$A10]=&quot;F&quot;; &quot;fast&quot;; &quot;hard&quot;); IF([.$C10]=&quot;Y&quot;;&quot;&quot;;&quot; / :no_mobile_phones:&quot;); &quot;]&quot;)" office:value-type="string" office:string-value="![image|342x500, 25%](upload://9vxdGKTsWL1JA2UN59DyWRxksKu.jpeg)&lt;br /&gt; &lt;a href='https://community.wanikani.com/t/x/44685/974' target='_blank'&gt;香君 上 西から来た少女&lt;/a&gt;&lt;br/&gt;上橋 菜穂子 [435p. / L36 / Novel / fast]" calcext:value-type="string">
            <text:p>![image|342x500, 25%](upload://9vxdGKTsWL1JA2UN59DyWRxksKu.jpeg)&lt;br /&gt; &lt;a href='https://community.wanikani.com/t/x/44685/974' target='_blank'&gt;香君 上 西から来た少女&lt;/a&gt;&lt;br/&gt;上橋 菜穂子 [435p. / L36 / Novel / fast]</text:p>
          </table:table-cell>
          <table:table-cell table:style-name="ce12" table:number-columns-repeated="22"/>
          <table:table-cell table:style-name="ce41" table:formula="of:=COM.MICROSOFT.CONCAT(IF([.$A10]=&quot;F&quot;; &quot;Fast: &quot;; &quot;Hard: &quot;); &quot;[&quot;; [.$H10]; &quot;](&quot;; [.$F10]; &quot;) by &quot;; [.$G10];  &quot; [&quot;; [.$D10]; &quot;p. / &quot;; [.$E10]; &quot; / L&quot;; [.$B10]; &quot; / &quot;; IF([.$C10]=&quot;Y&quot;;&quot;ebook&quot;;&quot;&lt;strike&gt;ebook&lt;/strike&gt;&quot;); &quot;]&quot;)" office:value-type="string" office:string-value="Fast: [香君 上 西から来た少女](https://community.wanikani.com/t/x/44685/974) by 上橋 菜穂子 [435p. / Novel / L36 / ebook]" calcext:value-type="string">
            <text:p>Fast: [香君 上 西から来た少女](https://community.wanikani.com/t/x/44685/974) by 上橋 菜穂子 [435p. / Novel / L36 / ebook]</text:p>
          </table:table-cell>
          <table:table-cell table:style-name="ce12" table:number-columns-repeated="972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30" office:value-type="string" calcext:value-type="string">
            <text:p>30??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544" calcext:value-type="float">
            <text:p>544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978</text:p>
          </table:table-cell>
          <table:table-cell table:style-name="ce30" office:value-type="string" calcext:value-type="string">
            <text:p>島田 荘司</text:p>
          </table:table-cell>
          <table:table-cell table:style-name="ce37" office:value-type="string" calcext:value-type="string">
            <text:p><text:a xlink:href="https://learnnatively.com/book/10766e2bfb/" xlink:type="simple">占星術殺人事件</text:a></text:p>
          </table:table-cell>
          <table:table-cell table:style-name="ce12" table:number-columns-repeated="3"/>
          <table:table-cell table:style-name="ce22" office:value-type="string" calcext:value-type="string">
            <text:p>![image|353x500, 25%](upload://7CjKAREL6ODgJO4F0jfgySOM32P.jpeg)</text:p>
          </table:table-cell>
          <table:table-cell/>
          <table:table-cell table:style-name="ce12"/>
          <table:table-cell table:style-name="ce41" table:formula="of:=COM.MICROSOFT.CONCAT([.$L11]; &quot;&lt;br /&gt;&quot;; &quot; &lt;a href='&quot;; [.$F11]; &quot;' target='_blank'&gt;&quot;; [.$H11]; &quot;&lt;/a&gt;&lt;br/&gt;&quot;; [.$G11];  &quot; [&quot;; [.$D11]; &quot;p. / &quot;;  &quot;L&quot;; [.$B11]; &quot; / &quot;; [.$E11]; &quot; / &quot;; IF([.$A11]=&quot;F&quot;; &quot;fast&quot;; &quot;hard&quot;); IF([.$C11]=&quot;Y&quot;;&quot;&quot;;&quot; / :no_mobile_phones:&quot;); &quot;]&quot;)" office:value-type="string" office:string-value="![image|353x500, 25%](upload://7CjKAREL6ODgJO4F0jfgySOM32P.jpeg)&lt;br /&gt; &lt;a href='https://community.wanikani.com/t/x/44685/978' target='_blank'&gt;占星術殺人事件&lt;/a&gt;&lt;br/&gt;島田 荘司 [544p. / L30?? / Novel / fast]" calcext:value-type="string">
            <text:p>![image|353x500, 25%](upload://7CjKAREL6ODgJO4F0jfgySOM32P.jpeg)&lt;br /&gt; &lt;a href='https://community.wanikani.com/t/x/44685/978' target='_blank'&gt;占星術殺人事件&lt;/a&gt;&lt;br/&gt;島田 荘司 [544p. / L30?? / Novel / fast]</text:p>
          </table:table-cell>
          <table:table-cell table:style-name="ce12" table:number-columns-repeated="22"/>
          <table:table-cell table:style-name="ce41" table:formula="of:=COM.MICROSOFT.CONCAT(IF([.$A11]=&quot;F&quot;; &quot;Fast: &quot;; &quot;Hard: &quot;); &quot;[&quot;; [.$H11]; &quot;](&quot;; [.$F11]; &quot;) by &quot;; [.$G11];  &quot; [&quot;; [.$D11]; &quot;p. / &quot;; [.$E11]; &quot; / L&quot;; [.$B11]; &quot; / &quot;; IF([.$C11]=&quot;Y&quot;;&quot;ebook&quot;;&quot;&lt;strike&gt;ebook&lt;/strike&gt;&quot;); &quot;]&quot;)" office:value-type="string" office:string-value="Fast: [占星術殺人事件](https://community.wanikani.com/t/x/44685/978) by 島田 荘司 [544p. / Novel / L30?? / ebook]" calcext:value-type="string">
            <text:p>Fast: [占星術殺人事件](https://community.wanikani.com/t/x/44685/978) by 島田 荘司 [544p. / Novel / L30?? / ebook]</text:p>
          </table:table-cell>
          <table:table-cell table:style-name="ce12" table:number-columns-repeated="972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30" office:value-type="string" calcext:value-type="string">
            <text:p>47??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string" calcext:value-type="string">
            <text:p>Short Stories</text:p>
          </table:table-cell>
          <table:table-cell table:style-name="ce11" office:value-type="string" calcext:value-type="string">
            <text:p>https://community.wanikani.com/t/x/44685/117</text:p>
          </table:table-cell>
          <table:table-cell table:style-name="ce30" office:value-type="string" calcext:value-type="string">
            <text:p>梶井 基次郎</text:p>
          </table:table-cell>
          <table:table-cell table:style-name="ce20" office:value-type="string" calcext:value-type="string" table:number-columns-spanned="4" table:number-rows-spanned="1">
            <text:p>檸檬</text:p>
          </table:table-cell>
          <table:covered-table-cell table:number-columns-repeated="3" table:style-name="ce22"/>
          <table:table-cell table:style-name="ce22" office:value-type="string" calcext:value-type="string">
            <text:p>![image|354x500, 25%](upload://qFLKfZ2QMeJ06yzF6K9SgUfrdfo.jpeg)</text:p>
          </table:table-cell>
          <table:table-cell/>
          <table:table-cell table:style-name="ce12"/>
          <table:table-cell table:style-name="ce41" table:formula="of:=COM.MICROSOFT.CONCAT([.$L12]; &quot;&lt;br /&gt;&quot;; &quot; &lt;a href='&quot;; [.$F12]; &quot;' target='_blank'&gt;&quot;; [.$H12]; &quot;&lt;/a&gt;&lt;br/&gt;&quot;; [.$G12];  &quot; [&quot;; [.$D12]; &quot;p. / &quot;;  &quot;L&quot;; [.$B12]; &quot; / &quot;; [.$E12]; &quot; / &quot;; IF([.$A12]=&quot;F&quot;; &quot;fast&quot;; &quot;hard&quot;); IF([.$C12]=&quot;Y&quot;;&quot;&quot;;&quot; / :no_mobile_phones:&quot;); &quot;]&quot;)" office:value-type="string" office:string-value="![image|354x500, 25%](upload://qFLKfZ2QMeJ06yzF6K9SgUfrdfo.jpeg)&lt;br /&gt; &lt;a href='https://community.wanikani.com/t/x/44685/117' target='_blank'&gt;檸檬&lt;/a&gt;&lt;br/&gt;梶井 基次郎 [276p. / L47?? / Short Stories / hard]" calcext:value-type="string">
            <text:p>![image|354x500, 25%](upload://qFLKfZ2QMeJ06yzF6K9SgUfrdfo.jpeg)&lt;br /&gt; &lt;a href='https://community.wanikani.com/t/x/44685/117' target='_blank'&gt;檸檬&lt;/a&gt;&lt;br/&gt;梶井 基次郎 [276p. / L47?? / Short Stories / hard]</text:p>
          </table:table-cell>
          <table:table-cell table:style-name="ce12" table:number-columns-repeated="22"/>
          <table:table-cell table:style-name="ce41" table:formula="of:=COM.MICROSOFT.CONCAT(IF([.$A12]=&quot;F&quot;; &quot;Fast: &quot;; &quot;Hard: &quot;); &quot;[&quot;; [.$H12]; &quot;](&quot;; [.$F12]; &quot;) by &quot;; [.$G12];  &quot; [&quot;; [.$D12]; &quot;p. / &quot;; [.$E12]; &quot; / L&quot;; [.$B12]; &quot; / &quot;; IF([.$C12]=&quot;Y&quot;;&quot;ebook&quot;;&quot;&lt;strike&gt;ebook&lt;/strike&gt;&quot;); &quot;]&quot;)" office:value-type="string" office:string-value="Hard: [檸檬](https://community.wanikani.com/t/x/44685/117) by 梶井 基次郎 [276p. / Short Stories / L47?? / ebook]" calcext:value-type="string">
            <text:p>Hard: [檸檬](https://community.wanikani.com/t/x/44685/117) by 梶井 基次郎 [276p. / Short Stories / L47?? / ebook]</text:p>
          </table:table-cell>
          <table:table-cell table:style-name="ce12" table:number-columns-repeated="972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129</text:p>
          </table:table-cell>
          <table:table-cell table:style-name="ce30" office:value-type="string" calcext:value-type="string">
            <text:p>堀 辰雄</text:p>
          </table:table-cell>
          <table:table-cell table:style-name="ce20" office:value-type="string" calcext:value-type="string" table:number-columns-spanned="4" table:number-rows-spanned="1">
            <text:p>風立ちぬ</text:p>
          </table:table-cell>
          <table:covered-table-cell table:number-columns-repeated="3" table:style-name="ce22"/>
          <table:table-cell table:style-name="ce22" office:value-type="string" calcext:value-type="string">
            <text:p>![image|333x500, 25%](upload://16BxpLRsiQJYYgau1N5tPqpARV7.jpeg)</text:p>
          </table:table-cell>
          <table:table-cell/>
          <table:table-cell table:style-name="ce12"/>
          <table:table-cell table:style-name="ce41" table:formula="of:=COM.MICROSOFT.CONCAT([.$L13]; &quot;&lt;br /&gt;&quot;; &quot; &lt;a href='&quot;; [.$F13]; &quot;' target='_blank'&gt;&quot;; [.$H13]; &quot;&lt;/a&gt;&lt;br/&gt;&quot;; [.$G13];  &quot; [&quot;; [.$D13]; &quot;p. / &quot;;  &quot;L&quot;; [.$B13]; &quot; / &quot;; [.$E13]; &quot; / &quot;; IF([.$A13]=&quot;F&quot;; &quot;fast&quot;; &quot;hard&quot;); IF([.$C13]=&quot;Y&quot;;&quot;&quot;;&quot; / :no_mobile_phones:&quot;); &quot;]&quot;)" office:value-type="string" office:string-value="![image|333x500, 25%](upload://16BxpLRsiQJYYgau1N5tPqpARV7.jpeg)&lt;br /&gt; &lt;a href='https://community.wanikani.com/t/x/44685/129' target='_blank'&gt;風立ちぬ&lt;/a&gt;&lt;br/&gt;堀 辰雄 [152p. / L41 / Novel / hard]" calcext:value-type="string">
            <text:p>![image|333x500, 25%](upload://16BxpLRsiQJYYgau1N5tPqpARV7.jpeg)&lt;br /&gt; &lt;a href='https://community.wanikani.com/t/x/44685/129' target='_blank'&gt;風立ちぬ&lt;/a&gt;&lt;br/&gt;堀 辰雄 [152p. / L41 / Novel / hard]</text:p>
          </table:table-cell>
          <table:table-cell table:style-name="ce12" table:number-columns-repeated="22"/>
          <table:table-cell table:style-name="ce41" table:formula="of:=COM.MICROSOFT.CONCAT(IF([.$A13]=&quot;F&quot;; &quot;Fast: &quot;; &quot;Hard: &quot;); &quot;[&quot;; [.$H13]; &quot;](&quot;; [.$F13]; &quot;) by &quot;; [.$G13];  &quot; [&quot;; [.$D13]; &quot;p. / &quot;; [.$E13]; &quot; / L&quot;; [.$B13]; &quot; / &quot;; IF([.$C13]=&quot;Y&quot;;&quot;ebook&quot;;&quot;&lt;strike&gt;ebook&lt;/strike&gt;&quot;); &quot;]&quot;)" office:value-type="string" office:string-value="Hard: [風立ちぬ](https://community.wanikani.com/t/x/44685/129) by 堀 辰雄 [152p. / Novel / L41 / ebook]" calcext:value-type="string">
            <text:p>Hard: [風立ちぬ](https://community.wanikani.com/t/x/44685/129) by 堀 辰雄 [152p. / Novel / L41 / ebook]</text:p>
          </table:table-cell>
          <table:table-cell table:style-name="ce12" table:number-columns-repeated="972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82</text:p>
          </table:table-cell>
          <table:table-cell table:style-name="ce30" office:value-type="string" calcext:value-type="string">
            <text:p>三島 由紀夫</text:p>
          </table:table-cell>
          <table:table-cell table:style-name="ce20" office:value-type="string" calcext:value-type="string" table:number-columns-spanned="4" table:number-rows-spanned="1">
            <text:p>午後の曳航</text:p>
          </table:table-cell>
          <table:covered-table-cell table:number-columns-repeated="3" table:style-name="ce22"/>
          <table:table-cell table:style-name="ce22" office:value-type="string" calcext:value-type="string">
            <text:p>![image|358x499, 25%](upload://mppq6FbBL2j4djypgGqnfYGndJ9.jpeg)</text:p>
          </table:table-cell>
          <table:table-cell/>
          <table:table-cell table:style-name="ce12"/>
          <table:table-cell table:style-name="ce41" table:formula="of:=COM.MICROSOFT.CONCAT([.$L14]; &quot;&lt;br /&gt;&quot;; &quot; &lt;a href='&quot;; [.$F14]; &quot;' target='_blank'&gt;&quot;; [.$H14]; &quot;&lt;/a&gt;&lt;br/&gt;&quot;; [.$G14];  &quot; [&quot;; [.$D14]; &quot;p. / &quot;;  &quot;L&quot;; [.$B14]; &quot; / &quot;; [.$E14]; &quot; / &quot;; IF([.$A14]=&quot;F&quot;; &quot;fast&quot;; &quot;hard&quot;); IF([.$C14]=&quot;Y&quot;;&quot;&quot;;&quot; / :no_mobile_phones:&quot;); &quot;]&quot;)" office:value-type="string" office:string-value="![image|358x499, 25%](upload://mppq6FbBL2j4djypgGqnfYGndJ9.jpeg)&lt;br /&gt; &lt;a href='https://community.wanikani.com/t/x/44685/82' target='_blank'&gt;午後の曳航&lt;/a&gt;&lt;br/&gt;三島 由紀夫 [224p. / L45 / Novel / hard / :no_mobile_phones:]" calcext:value-type="string">
            <text:p>![image|358x499, 25%](upload://mppq6FbBL2j4djypgGqnfYGndJ9.jpeg)&lt;br /&gt; &lt;a href='https://community.wanikani.com/t/x/44685/82' target='_blank'&gt;午後の曳航&lt;/a&gt;&lt;br/&gt;三島 由紀夫 [224p. / L45 / Novel / hard / :no_mobile_phones:]</text:p>
          </table:table-cell>
          <table:table-cell table:style-name="ce12" table:number-columns-repeated="22"/>
          <table:table-cell table:style-name="ce41" table:formula="of:=COM.MICROSOFT.CONCAT(IF([.$A14]=&quot;F&quot;; &quot;Fast: &quot;; &quot;Hard: &quot;); &quot;[&quot;; [.$H14]; &quot;](&quot;; [.$F14]; &quot;) by &quot;; [.$G14];  &quot; [&quot;; [.$D14]; &quot;p. / &quot;; [.$E14]; &quot; / L&quot;; [.$B14]; &quot; / &quot;; IF([.$C14]=&quot;Y&quot;;&quot;ebook&quot;;&quot;&lt;strike&gt;ebook&lt;/strike&gt;&quot;); &quot;]&quot;)" office:value-type="string" office:string-value="Hard: [午後の曳航](https://community.wanikani.com/t/x/44685/82) by 三島 由紀夫 [224p. / Novel / L45 / &lt;strike&gt;ebook&lt;/strike&gt;]" calcext:value-type="string">
            <text:p>Hard: [午後の曳航](https://community.wanikani.com/t/x/44685/82) by 三島 由紀夫 [224p. / Novel / L45 / &lt;strike&gt;ebook&lt;/strike&gt;]</text:p>
          </table:table-cell>
          <table:table-cell table:style-name="ce12" table:number-columns-repeated="972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30" office:value-type="string" calcext:value-type="string">
            <text:p>30??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432" calcext:value-type="float">
            <text:p>432</text:p>
          </table:table-cell>
          <table:table-cell table:style-name="ce30" office:value-type="string" calcext:value-type="string">
            <text:p>Novel</text:p>
          </table:table-cell>
          <table:table-cell table:style-name="ce11" office:value-type="string" calcext:value-type="string">
            <text:p>https://community.wanikani.com/t/x/44685/463</text:p>
          </table:table-cell>
          <table:table-cell table:style-name="ce30" office:value-type="string" calcext:value-type="string">
            <text:p>円城 塔</text:p>
          </table:table-cell>
          <table:table-cell table:style-name="ce21" office:value-type="string" calcext:value-type="string">
            <text:p>文字渦</text:p>
          </table:table-cell>
          <table:table-cell table:style-name="ce22" table:number-columns-repeated="3"/>
          <table:table-cell table:style-name="ce22" office:value-type="string" calcext:value-type="string">
            <text:p>![image|366x500, 25%](upload://oXnrq5fRP2x645rWEv3O41QtzQC.jpeg)</text:p>
          </table:table-cell>
          <table:table-cell/>
          <table:table-cell table:style-name="ce12"/>
          <table:table-cell table:style-name="ce41" table:formula="of:=COM.MICROSOFT.CONCAT([.$L15]; &quot;&lt;br /&gt;&quot;; &quot; &lt;a href='&quot;; [.$F15]; &quot;' target='_blank'&gt;&quot;; [.$H15]; &quot;&lt;/a&gt;&lt;br/&gt;&quot;; [.$G15];  &quot; [&quot;; [.$D15]; &quot;p. / &quot;;  &quot;L&quot;; [.$B15]; &quot; / &quot;; [.$E15]; &quot; / &quot;; IF([.$A15]=&quot;F&quot;; &quot;fast&quot;; &quot;hard&quot;); IF([.$C15]=&quot;Y&quot;;&quot;&quot;;&quot; / :no_mobile_phones:&quot;); &quot;]&quot;)" office:value-type="string" office:string-value="![image|366x500, 25%](upload://oXnrq5fRP2x645rWEv3O41QtzQC.jpeg)&lt;br /&gt; &lt;a href='https://community.wanikani.com/t/x/44685/463' target='_blank'&gt;文字渦&lt;/a&gt;&lt;br/&gt;円城 塔 [432p. / L30?? / Novel / hard]" calcext:value-type="string">
            <text:p>![image|366x500, 25%](upload://oXnrq5fRP2x645rWEv3O41QtzQC.jpeg)&lt;br /&gt; &lt;a href='https://community.wanikani.com/t/x/44685/463' target='_blank'&gt;文字渦&lt;/a&gt;&lt;br/&gt;円城 塔 [432p. / L30?? / Novel / hard]</text:p>
          </table:table-cell>
          <table:table-cell table:style-name="ce12" table:number-columns-repeated="22"/>
          <table:table-cell table:style-name="ce41" table:formula="of:=COM.MICROSOFT.CONCAT(IF([.$A15]=&quot;F&quot;; &quot;Fast: &quot;; &quot;Hard: &quot;); &quot;[&quot;; [.$H15]; &quot;](&quot;; [.$F15]; &quot;) by &quot;; [.$G15];  &quot; [&quot;; [.$D15]; &quot;p. / &quot;; [.$E15]; &quot; / L&quot;; [.$B15]; &quot; / &quot;; IF([.$C15]=&quot;Y&quot;;&quot;ebook&quot;;&quot;&lt;strike&gt;ebook&lt;/strike&gt;&quot;); &quot;]&quot;)" office:value-type="string" office:string-value="Hard: [文字渦](https://community.wanikani.com/t/x/44685/463) by 円城 塔 [432p. / Novel / L30?? / ebook]" calcext:value-type="string">
            <text:p>Hard: [文字渦](https://community.wanikani.com/t/x/44685/463) by 円城 塔 [432p. / Novel / L30?? / ebook]</text:p>
          </table:table-cell>
          <table:table-cell table:style-name="ce12" table:number-columns-repeated="972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string" calcext:value-type="string">
            <text:p>Nonfiction</text:p>
          </table:table-cell>
          <table:table-cell table:style-name="ce11" office:value-type="string" calcext:value-type="string">
            <text:p>https://community.wanikani.com/t/x/44685/897</text:p>
          </table:table-cell>
          <table:table-cell table:style-name="ce30" office:value-type="string" calcext:value-type="string">
            <text:p>平野 啓一郎</text:p>
          </table:table-cell>
          <table:table-cell table:style-name="ce21" office:value-type="string" calcext:value-type="string" table:number-columns-spanned="4" table:number-rows-spanned="1">
            <text:p>本の読み方 スロー・リーディングの実践</text:p>
          </table:table-cell>
          <table:covered-table-cell table:number-columns-repeated="3" table:style-name="ce22"/>
          <table:table-cell table:style-name="ce22" office:value-type="string" calcext:value-type="string">
            <text:p>![image|346x500, 25%](upload://lVuJ2sXjgNlYnbr8DMDpEEiOaHh.jpeg)</text:p>
          </table:table-cell>
          <table:table-cell/>
          <table:table-cell table:style-name="ce12"/>
          <table:table-cell table:style-name="ce41" table:formula="of:=COM.MICROSOFT.CONCAT([.$L16]; &quot;&lt;br /&gt;&quot;; &quot; &lt;a href='&quot;; [.$F16]; &quot;' target='_blank'&gt;&quot;; [.$H16]; &quot;&lt;/a&gt;&lt;br/&gt;&quot;; [.$G16];  &quot; [&quot;; [.$D16]; &quot;p. / &quot;;  &quot;L&quot;; [.$B16]; &quot; / &quot;; [.$E16]; &quot; / &quot;; IF([.$A16]=&quot;F&quot;; &quot;fast&quot;; &quot;hard&quot;); IF([.$C16]=&quot;Y&quot;;&quot;&quot;;&quot; / :no_mobile_phones:&quot;); &quot;]&quot;)" office:value-type="string" office:string-value="![image|346x500, 25%](upload://lVuJ2sXjgNlYnbr8DMDpEEiOaHh.jpeg)&lt;br /&gt; &lt;a href='https://community.wanikani.com/t/x/44685/897' target='_blank'&gt;本の読み方 スロー・リーディングの実践&lt;/a&gt;&lt;br/&gt;平野 啓一郎 [224p. / L36 / Nonfiction / hard]" calcext:value-type="string">
            <text:p>![image|346x500, 25%](upload://lVuJ2sXjgNlYnbr8DMDpEEiOaHh.jpeg)&lt;br /&gt; &lt;a href='https://community.wanikani.com/t/x/44685/897' target='_blank'&gt;本の読み方 スロー・リーディングの実践&lt;/a&gt;&lt;br/&gt;平野 啓一郎 [224p. / L36 / Nonfiction / hard]</text:p>
          </table:table-cell>
          <table:table-cell table:style-name="ce12" table:number-columns-repeated="22"/>
          <table:table-cell table:style-name="ce41" table:formula="of:=COM.MICROSOFT.CONCAT(IF([.$A16]=&quot;F&quot;; &quot;Fast: &quot;; &quot;Hard: &quot;); &quot;[&quot;; [.$H16]; &quot;](&quot;; [.$F16]; &quot;) by &quot;; [.$G16];  &quot; [&quot;; [.$D16]; &quot;p. / &quot;; [.$E16]; &quot; / L&quot;; [.$B16]; &quot; / &quot;; IF([.$C16]=&quot;Y&quot;;&quot;ebook&quot;;&quot;&lt;strike&gt;ebook&lt;/strike&gt;&quot;); &quot;]&quot;)" office:value-type="string" office:string-value="Hard: [本の読み方 スロー・リーディングの実践](https://community.wanikani.com/t/x/44685/897) by 平野 啓一郎 [224p. / Nonfiction / L36 / ebook]" calcext:value-type="string">
            <text:p>Hard: [本の読み方 スロー・リーディングの実践](https://community.wanikani.com/t/x/44685/897) by 平野 啓一郎 [224p. / Nonfiction / L36 / ebook]</text:p>
          </table:table-cell>
          <table:table-cell table:style-name="ce12" table:number-columns-repeated="972"/>
        </table:table-row>
        <table:table-row table:style-name="ro1" table:number-rows-repeated="2">
          <table:table-cell table:style-name="ce2"/>
          <table:table-cell table:style-name="ce30" table:number-columns-repeated="4"/>
          <table:table-cell table:style-name="ce11"/>
          <table:table-cell table:style-name="ce30"/>
          <table:table-cell table:style-name="ce12" table:number-columns-repeated="4"/>
          <table:table-cell table:style-name="ce22"/>
          <table:table-cell/>
          <table:table-cell table:style-name="ce12"/>
          <table:table-cell table:style-name="ce41"/>
          <table:table-cell table:style-name="ce12" table:number-columns-repeated="22"/>
          <table:table-cell table:style-name="ce16"/>
          <table:table-cell table:style-name="ce12" table:number-columns-repeated="972"/>
        </table:table-row>
        <table:table-row table:style-name="ro4" table:number-rows-repeated="1048557">
          <table:table-cell table:number-columns-repeated="1010"/>
        </table:table-row>
        <table:table-row table:style-name="ro4">
          <table:table-cell table:number-columns-repeated="1010"/>
        </table:table-row>
      </table:table>
      <table:table table:name="Intermediate" table:style-name="ta1">
        <table:table-column table:style-name="co3" table:number-columns-repeated="2" table:default-cell-style-name="ce18"/>
        <table:table-column table:style-name="co3" table:default-cell-style-name="ce56"/>
        <table:table-column table:style-name="co3" table:number-columns-repeated="6" table:default-cell-style-name="ce42"/>
        <table:table-column table:style-name="co3" table:default-cell-style-name="ce18"/>
        <table:table-column table:style-name="co4" table:default-cell-style-name="ce23"/>
        <table:table-column table:style-name="co3" table:number-columns-repeated="1013" table:default-cell-style-name="ce42"/>
        <table:table-row table:style-name="ro1">
          <table:table-cell table:style-name="ce19" office:value-type="string" calcext:value-type="string">
            <text:p>Natively</text:p>
          </table:table-cell>
          <table:table-cell table:style-name="ce19" office:value-type="string" calcext:value-type="string">
            <text:p>Pages</text:p>
          </table:table-cell>
          <table:table-cell table:style-name="ce39"/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13" calcext:value-type="float">
            <text:p>213</text:p>
          </table:table-cell>
          <table:table-cell table:style-name="ce39" office:value-type="string" calcext:value-type="string" table:number-columns-spanned="7" table:number-rows-spanned="1">
            <text:p>きらきらひかる</text:p>
          </table:table-cell>
          <table:covered-table-cell table:number-columns-repeated="6" table:style-name="ce8"/>
          <table:table-cell/>
          <table:table-cell table:formula="of:=COM.MICROSOFT.CONCAT(IF([.B2]&gt;=300;&quot;[Long] &quot;;&quot;&quot;); [.$C2]; &quot; [L&quot;; [.A2]; &quot;]&quot;)" office:value-type="string" office:string-value="きらきらひかる [L30]" calcext:value-type="string">
            <text:p>きらきらひかる [L30]</text:p>
          </table:table-cell>
          <table:table-cell table:number-columns-repeated="1013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208" calcext:value-type="float">
            <text:p>208</text:p>
          </table:table-cell>
          <table:table-cell table:style-name="ce39" office:value-type="string" calcext:value-type="string" table:number-columns-spanned="7" table:number-rows-spanned="1">
            <text:p>穴</text:p>
          </table:table-cell>
          <table:covered-table-cell table:number-columns-repeated="6" table:style-name="ce8"/>
          <table:table-cell/>
          <table:table-cell table:formula="of:=COM.MICROSOFT.CONCAT(IF([.B3]&gt;=300;&quot;[Long] &quot;;&quot;&quot;); [.$C3]; &quot; [L&quot;; [.A3]; &quot;]&quot;)" office:value-type="string" office:string-value="穴 [L37]" calcext:value-type="string">
            <text:p>穴 [L37]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30??</text:p>
          </table:table-cell>
          <table:table-cell office:value-type="float" office:value="246" calcext:value-type="float">
            <text:p>246</text:p>
          </table:table-cell>
          <table:table-cell table:style-name="ce39" office:value-type="string" calcext:value-type="string" table:number-columns-spanned="7" table:number-rows-spanned="1">
            <text:p>人質の朗読会</text:p>
          </table:table-cell>
          <table:covered-table-cell table:number-columns-repeated="6" table:style-name="ce8"/>
          <table:table-cell/>
          <table:table-cell table:formula="of:=COM.MICROSOFT.CONCAT(IF([.B4]&gt;=300;&quot;[Long] &quot;;&quot;&quot;); [.$C4]; &quot; [L&quot;; [.A4]; &quot;]&quot;)" office:value-type="string" office:string-value="人質の朗読会 [L30??]" calcext:value-type="string">
            <text:p>人質の朗読会 [L30??]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30??</text:p>
          </table:table-cell>
          <table:table-cell office:value-type="float" office:value="208" calcext:value-type="float">
            <text:p>208</text:p>
          </table:table-cell>
          <table:table-cell table:style-name="ce39" office:value-type="string" calcext:value-type="string" table:number-columns-spanned="7" table:number-rows-spanned="1">
            <text:p>嵐のピクニック</text:p>
          </table:table-cell>
          <table:covered-table-cell table:number-columns-repeated="6" table:style-name="ce8"/>
          <table:table-cell/>
          <table:table-cell table:formula="of:=COM.MICROSOFT.CONCAT(IF([.B5]&gt;=300;&quot;[Long] &quot;;&quot;&quot;); [.$C5]; &quot; [L&quot;; [.A5]; &quot;]&quot;)" office:value-type="string" office:string-value="嵐のピクニック [L30??]" calcext:value-type="string">
            <text:p>嵐のピクニック [L30??]</text:p>
          </table:table-cell>
          <table:table-cell table:number-columns-repeated="1013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26" calcext:value-type="float">
            <text:p>226</text:p>
          </table:table-cell>
          <table:table-cell table:style-name="ce39" office:value-type="string" calcext:value-type="string" table:number-columns-spanned="7" table:number-rows-spanned="1">
            <text:p>西の魔女が死んだ</text:p>
          </table:table-cell>
          <table:covered-table-cell table:number-columns-repeated="6" table:style-name="ce8"/>
          <table:table-cell/>
          <table:table-cell table:formula="of:=COM.MICROSOFT.CONCAT(IF([.B6]&gt;=300;&quot;[Long] &quot;;&quot;&quot;); [.$C6]; &quot; [L&quot;; [.A6]; &quot;]&quot;)" office:value-type="string" office:string-value="西の魔女が死んだ [L29]" calcext:value-type="string">
            <text:p>西の魔女が死んだ [L29]</text:p>
          </table:table-cell>
          <table:table-cell table:number-columns-repeated="1013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309" calcext:value-type="float">
            <text:p>309</text:p>
          </table:table-cell>
          <table:table-cell table:style-name="ce39" office:value-type="string" calcext:value-type="string" table:number-columns-spanned="7" table:number-rows-spanned="1">
            <text:p>パレード</text:p>
          </table:table-cell>
          <table:covered-table-cell table:number-columns-repeated="6" table:style-name="ce8"/>
          <table:table-cell/>
          <table:table-cell table:formula="of:=COM.MICROSOFT.CONCAT(IF([.B7]&gt;=300;&quot;[Long] &quot;;&quot;&quot;); [.$C7]; &quot; [L&quot;; [.A7]; &quot;]&quot;)" office:value-type="string" office:string-value="[Long] パレード [L33]" calcext:value-type="string">
            <text:p>[Long] パレード [L33]</text:p>
          </table:table-cell>
          <table:table-cell table:number-columns-repeated="1013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table:style-name="ce39" office:value-type="string" calcext:value-type="string" table:number-columns-spanned="7" table:number-rows-spanned="1">
            <text:p>掏摸</text:p>
          </table:table-cell>
          <table:covered-table-cell table:number-columns-repeated="6" table:style-name="ce8"/>
          <table:table-cell/>
          <table:table-cell table:formula="of:=COM.MICROSOFT.CONCAT(IF([.B8]&gt;=300;&quot;[Long] &quot;;&quot;&quot;); [.$C8]; &quot; [L&quot;; [.A8]; &quot;]&quot;)" office:value-type="string" office:string-value="掏摸 [L32]" calcext:value-type="string">
            <text:p>掏摸 [L32]</text:p>
          </table:table-cell>
          <table:table-cell table:number-columns-repeated="1013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74" calcext:value-type="float">
            <text:p>274</text:p>
          </table:table-cell>
          <table:table-cell table:style-name="ce43" office:value-type="string" calcext:value-type="string" table:number-columns-spanned="7" table:number-rows-spanned="1">
            <text:p>旅猫リポート</text:p>
          </table:table-cell>
          <table:covered-table-cell table:number-columns-repeated="6" table:style-name="ce8"/>
          <table:table-cell/>
          <table:table-cell table:formula="of:=COM.MICROSOFT.CONCAT(IF([.B9]&gt;=300;&quot;[Long] &quot;;&quot;&quot;); [.$C9]; &quot; [L&quot;; [.A9]; &quot;]&quot;)" office:value-type="string" office:string-value="旅猫リポート [L29]" calcext:value-type="string">
            <text:p>旅猫リポート [L29]</text:p>
          </table:table-cell>
          <table:table-cell table:number-columns-repeated="1013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05" calcext:value-type="float">
            <text:p>205</text:p>
          </table:table-cell>
          <table:table-cell table:style-name="ce43" office:value-type="string" calcext:value-type="string" table:number-columns-spanned="7" table:number-rows-spanned="1">
            <text:p>森崎書店の日々</text:p>
          </table:table-cell>
          <table:covered-table-cell table:number-columns-repeated="6" table:style-name="ce8"/>
          <table:table-cell/>
          <table:table-cell table:formula="of:=COM.MICROSOFT.CONCAT(IF([.B10]&gt;=300;&quot;[Long] &quot;;&quot;&quot;); [.$C10]; &quot; [L&quot;; [.A10]; &quot;]&quot;)" office:value-type="string" office:string-value="森崎書店の日々 [L32]" calcext:value-type="string">
            <text:p>森崎書店の日々 [L32]</text:p>
          </table:table-cell>
          <table:table-cell table:number-columns-repeated="1013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table:style-name="ce43" office:value-type="string" calcext:value-type="string" table:number-columns-spanned="7" table:number-rows-spanned="1">
            <text:p>夜警</text:p>
          </table:table-cell>
          <table:covered-table-cell table:number-columns-repeated="6" table:style-name="ce8"/>
          <table:table-cell/>
          <table:table-cell table:formula="of:=COM.MICROSOFT.CONCAT(IF([.B11]&gt;=300;&quot;[Long] &quot;;&quot;&quot;); [.$C11]; &quot; [L&quot;; [.A11]; &quot;]&quot;)" office:value-type="string" office:string-value="[Long] 夜警 [L30]" calcext:value-type="string">
            <text:p>[Long] 夜警 [L30]</text:p>
          </table:table-cell>
          <table:table-cell table:number-columns-repeated="1013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84" calcext:value-type="float">
            <text:p>384</text:p>
          </table:table-cell>
          <table:table-cell table:style-name="ce43" office:value-type="string" calcext:value-type="string" table:number-columns-spanned="7" table:number-rows-spanned="1">
            <text:p>すずめの戸締まり</text:p>
          </table:table-cell>
          <table:covered-table-cell table:number-columns-repeated="6" table:style-name="ce8"/>
          <table:table-cell/>
          <table:table-cell table:formula="of:=COM.MICROSOFT.CONCAT(IF([.B12]&gt;=300;&quot;[Long] &quot;;&quot;&quot;); [.$C12]; &quot; [L&quot;; [.A12]; &quot;]&quot;)" office:value-type="string" office:string-value="[Long] すずめの戸締まり [L30]" calcext:value-type="string">
            <text:p>[Long] すずめの戸締まり [L30]</text:p>
          </table:table-cell>
          <table:table-cell table:number-columns-repeated="1013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281" calcext:value-type="float">
            <text:p>281</text:p>
          </table:table-cell>
          <table:table-cell table:style-name="ce55" office:value-type="string" calcext:value-type="string" table:number-columns-spanned="7" table:number-rows-spanned="1">
            <text:p>終末なにしてますか? 忙しいですか? 救ってもらっていいですか?</text:p>
          </table:table-cell>
          <table:covered-table-cell table:number-columns-repeated="6" table:style-name="ce8"/>
          <table:table-cell/>
          <table:table-cell table:formula="of:=COM.MICROSOFT.CONCAT(IF([.B13]&gt;=300;&quot;[Long] &quot;;&quot;&quot;); [.$C13]; &quot; [L&quot;; [.A13]; &quot;]&quot;)" office:value-type="string" office:string-value="終末なにしてますか? 忙しいですか? 救ってもらっていいですか? [L34]" calcext:value-type="string">
            <text:p>終末なにしてますか? 忙しいですか? 救ってもらっていいですか? [L34]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30??</text:p>
          </table:table-cell>
          <table:table-cell office:value-type="float" office:value="208" calcext:value-type="float">
            <text:p>208</text:p>
          </table:table-cell>
          <table:table-cell table:style-name="ce43" office:value-type="string" calcext:value-type="string">
            <text:p>家守綺譚</text:p>
          </table:table-cell>
          <table:table-cell table:number-columns-repeated="7"/>
          <table:table-cell table:formula="of:=COM.MICROSOFT.CONCAT(IF([.B14]&gt;=300;&quot;[Long] &quot;;&quot;&quot;); [.$C14]; &quot; [L&quot;; [.A14]; &quot;]&quot;)" office:value-type="string" office:string-value="家守綺譚 [L30??]" calcext:value-type="string">
            <text:p>家守綺譚 [L30??]</text:p>
          </table:table-cell>
          <table:table-cell table:number-columns-repeated="1013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阪急電車</text:p>
          </table:table-cell>
          <table:table-cell table:number-columns-repeated="7"/>
          <table:table-cell table:formula="of:=COM.MICROSOFT.CONCAT(IF([.B15]&gt;=300;&quot;[Long] &quot;;&quot;&quot;); [.$C15]; &quot; [L&quot;; [.A15]; &quot;]&quot;)" office:value-type="string" office:string-value="阪急電車 [L35]" calcext:value-type="string">
            <text:p>阪急電車 [L35]</text:p>
          </table:table-cell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.00.0000</text:date>, <text:time style:data-style-name="N2" text:time-value="09:37:09.6238792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30T15:16:53.533374061</meta:creation-date>
    <dc:date>2024-07-08T18:36:14.870862810</dc:date>
    <meta:editing-duration>P39DT23H29M31S</meta:editing-duration>
    <meta:editing-cycles>87</meta:editing-cycles>
    <meta:generator>LibreOffice/7.2.7.2$MacOSX_X86_64 LibreOffice_project/8d71d29d553c0f7dcbfa38fbfda25ee34cce99a2</meta:generator>
    <meta:document-statistic meta:table-count="2" meta:cell-count="221" meta:object-count="0"/>
  </office:meta>
</office:document-meta>
</file>